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6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beeping_RDS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cking_gun_RDS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ric_crumpling_RDS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n_zaps_RD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s_RD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e_voice_d_RDS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t_voice_RDS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h_RDS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rring_sound_RDS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d_tweeting_RDS1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ss_instruments_RDS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ushing_sound_RDS1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_frequency_crackling_RDS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act_of_spaceship_landing_RDS1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voice_a_RDS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ar_of_spaceship_decending_RDS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tling_footsteps_RDS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uffling_sound_RDS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ngs_RDS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bulence_sound_RDS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ooshing_sound_RDS1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k_of_glasses_RDS1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osing_door_RDS1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wd_babble_RDS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ums_RDS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male_laugh_RDS1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male_voice_RDS1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tar_RDS1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yboard_RDS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ock_on_door_RDS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voice_a_RDS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answering_door_RDS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e_voice_b_RDS1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ing_door_RDS1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erodactyl_voice_RDS1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_laugh_RDS1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_voice_RDS1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ing_of_wings_RDS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_tweeting_RDS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s_screeching_RDS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ackling_sound_RDS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mbals_RDS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g_barking_RDS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rothys_voice_RDS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steps_RDS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arp_RDS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key_grunting_RD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key_landing_RDS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key_screaming_RDS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_voice_RDS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chkin_laugh_RDS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ckin_voice_RDS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ynth_RDS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owing_sound_RDS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histling_sound_RDS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hooshing_sound_RDS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xe_impacting_wood_RDS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ass_drum_RDS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rds_screeching_RDS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eaking_of_falling_tree_RDS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rothy_scream_RD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othys_voice_RDS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mpact_of_fallingtree_RDS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ding_impact_RDS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aping_synth_sound_RDS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f_rumble_RDS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ns_voice_RDS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ar_sound_RDS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ecrows_voice_RDS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hrieking_sound_RDS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ynth_pad_RDS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n_mans_voice_RDS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ig_zooming_sound_RDS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king_glass_RDS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entators_voice_RDS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sion_RDS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act_of_ball_on_bat_RDS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voice_a_RDS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b_RDS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t_voice_RDS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ren_RDS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rings_RD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ynth_RDS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hud_RDS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hicle_screeching_RDS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zapping_of_flying_ball_RDS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oming_of_robots_RDS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nt_ems_voice_RDS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_roof_collapsing_RDS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llar_door_opening_RDS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king_sound_RDS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hes_clinking_RDS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g_barking_RDS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or_closing_RDS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rothys_voice_RDS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steps_RDS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_rattling_RDS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aning_sound_RDS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d_synth_RDS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in_RDS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ud_of_fencepost_RDS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udding_sound_RDS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under_RDS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cle_henrys_voice_RDS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hooshing_sound_RDS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d_whistling_RDS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_impact_RDS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ating_of_wings_RDS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s_RDS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mbal_RDS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g_barking_RDS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rothys_voice_RDS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ckenspiel_RDS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mming_voice_RDS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f_rumble_RDS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ns_growl_RDS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s_roar_RDS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s_voice_RDS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s_voice_RDS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ussion_RDS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arecrows_voice_RDS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eching_sound_RDS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_man_creaking_RDS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_mans_voice_RDS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ooshing_RDS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d_RDS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wind_RDS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rds_screeching_RDS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ttering_of_tin_man_RDS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king_of_tin_man_RDS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g_barking_RDS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rothy_scream_RDS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othys_voice_RDS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aning_sounds_RDS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ling_RDS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f_rumble_RDS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on_roar_RDS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s_voice_RDS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ecrow_shouting_RDS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ecrow_unintelligible__voice_RDS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ecrows_voice_RDS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eching_sound_RDS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_man_falling_RDS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_man_shouting_RDS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_mans_voice_RDS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man_unintelligible_voice__RDS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_fizzling_RDS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_music_-_fanfare_RDS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losion_RDS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male_computer_voice_RDS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steps_RDS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unting_RDS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sing_RDS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act_RDS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_computer_voice_RDS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d_RDS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wed_down_music_RDS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nth_pad_RDS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d_RDS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p_RDS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ordian_RDS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eeping_RDS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_opening_RDS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king_of_glasses_RDS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k_popping_RDS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uttering_synth_sound_RDS9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otsteps_on_metal_staircase_RDS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otsteps_RDS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_frequency_whirring_RDS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e_voice_a_RDS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b_RDS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_voice_c_RDS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ing_of_drinks_RDS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ttling_of_ice_bucket_RDS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ueaking_RDS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ooshing_sound_RDS9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5P2" style:volatile="true" number:language="en" number:country="GB">
      <number:text> £</number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9:26:10.403433672</meta:creation-date>
    <dc:date>2014-12-20T19:29:42.267665019</dc:date>
    <meta:editing-duration>P0D</meta:editing-duration>
    <meta:editing-cycles>1</meta:editing-cycles>
    <meta:document-statistic meta:table-count="1" meta:cell-count="1238" meta:object-count="0"/>
    <meta:generator>LibreOffice/4.2.7.2$Linux_X86_64 LibreOffice_project/420m0$Build-2</meta:generator>
  </office:meta>
</office:document-meta>
</file>